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fj_avg</text:p>
          </table:table-cell>
          <table:table-cell office:value-type="string" calcext:value-type="string">
            <text:p>fj_var</text:p>
          </table:table-cell>
          <table:table-cell office:value-type="string" calcext:value-type="string">
            <text:p>bc_avg</text:p>
          </table:table-cell>
          <table:table-cell office:value-type="string" calcext:value-type="string">
            <text:p>bc_var</text:p>
          </table:table-cell>
          <table:table-cell office:value-type="string" calcext:value-type="string">
            <text:p>real_fj_avg</text:p>
          </table:table-cell>
          <table:table-cell office:value-type="string" calcext:value-type="string">
            <text:p>real_fj_var</text:p>
          </table:table-cell>
          <table:table-cell office:value-type="string" calcext:value-type="string">
            <text:p>real_bc_avg</text:p>
          </table:table-cell>
          <table:table-cell office:value-type="string" calcext:value-type="string">
            <text:p>real_bc_va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45609" calcext:value-type="float">
            <text:p>0.94560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971715" calcext:value-type="float">
            <text:p>0.971715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942588" calcext:value-type="float">
            <text:p>0.942588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97006" calcext:value-type="float">
            <text:p>0.97006</text:p>
          </table:table-cell>
          <table:table-cell office:value-type="float" office:value="0.000401" calcext:value-type="float">
            <text:p>0.000401</text:p>
          </table:table-cell>
        </table:table-row>
        <table:table-row table:style-name="ro1">
          <table:table-cell office:value-type="string" calcext:value-type="string">
            <text:p>Arbetarepartiet- Socialdemokraterna</text:p>
          </table:table-cell>
          <table:table-cell office:value-type="float" office:value="0.956626" calcext:value-type="float">
            <text:p>0.95662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977746" calcext:value-type="float">
            <text:p>0.977746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956912" calcext:value-type="float">
            <text:p>0.95691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977877" calcext:value-type="float">
            <text:p>0.977877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string" calcext:value-type="string">
            <text:p>Bündnis 90/Die Grünen</text:p>
          </table:table-cell>
          <table:table-cell office:value-type="float" office:value="0.935043" calcext:value-type="float">
            <text:p>0.935043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965696" calcext:value-type="float">
            <text:p>0.965696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945618" calcext:value-type="float">
            <text:p>0.945618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971305" calcext:value-type="float">
            <text:p>0.971305</text:p>
          </table:table-cell>
          <table:table-cell office:value-type="float" office:value="0.000778" calcext:value-type="float">
            <text:p>0.000778</text:p>
          </table:table-cell>
        </table:table-row>
        <table:table-row table:style-name="ro1">
          <table:table-cell office:value-type="string" calcext:value-type="string">
            <text:p>Christen Democratisch Appel</text:p>
          </table:table-cell>
          <table:table-cell office:value-type="float" office:value="0.952805" calcext:value-type="float">
            <text:p>0.9528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97576" calcext:value-type="float">
            <text:p>0.97576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952513" calcext:value-type="float">
            <text:p>0.95251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Christlich Demokratische Union Deutschlands</text:p>
          </table:table-cell>
          <table:table-cell office:value-type="float" office:value="0.952586" calcext:value-type="float">
            <text:p>0.952586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975604" calcext:value-type="float">
            <text:p>0.97560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94521" calcext:value-type="float">
            <text:p>0.94521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971634" calcext:value-type="float">
            <text:p>0.971634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Christlich-Soziale Union in Bayern e.V.</text:p>
          </table:table-cell>
          <table:table-cell office:value-type="float" office:value="0.986171" calcext:value-type="float">
            <text:p>0.98617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993031" calcext:value-type="float">
            <text:p>0.99303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4209" calcext:value-type="float">
            <text:p>0.994209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Citizens for European Development of Bulgaria</text:p>
          </table:table-cell>
          <table:table-cell office:value-type="float" office:value="0.958058" calcext:value-type="float">
            <text:p>0.958058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978505" calcext:value-type="float">
            <text:p>0.9785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977376" calcext:value-type="float">
            <text:p>0.977376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string" calcext:value-type="string">
            <text:p>Conservative Party</text:p>
          </table:table-cell>
          <table:table-cell office:value-type="float" office:value="0.811128" calcext:value-type="float">
            <text:p>0.811128</text:p>
          </table:table-cell>
          <table:table-cell office:value-type="float" office:value="0.040726" calcext:value-type="float">
            <text:p>0.040726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018418" calcext:value-type="float">
            <text:p>0.018418</text:p>
          </table:table-cell>
          <table:table-cell office:value-type="float" office:value="0.811162" calcext:value-type="float">
            <text:p>0.811162</text:p>
          </table:table-cell>
          <table:table-cell office:value-type="float" office:value="0.043029" calcext:value-type="float">
            <text:p>0.043029</text:p>
          </table:table-cell>
          <table:table-cell office:value-type="float" office:value="0.879726" calcext:value-type="float">
            <text:p>0.879726</text:p>
          </table:table-cell>
          <table:table-cell office:value-type="float" office:value="0.019559" calcext:value-type="float">
            <text:p>0.019559</text:p>
          </table:table-cell>
        </table:table-row>
        <table:table-row table:style-name="ro1">
          <table:table-cell office:value-type="string" calcext:value-type="string">
            <text:p>DIE LINKE.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</table:table-row>
        <table:table-row table:style-name="ro1">
          <table:table-cell office:value-type="string" calcext:value-type="string">
            <text:p>Democraten 66</text:p>
          </table:table-cell>
          <table:table-cell office:value-type="float" office:value="0.973575" calcext:value-type="float">
            <text:p>0.97357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986565" calcext:value-type="float">
            <text:p>0.98656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981419" calcext:value-type="float">
            <text:p>0.981419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990602" calcext:value-type="float">
            <text:p>0.990602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Die Grünen - Die Grüne Alternative</text:p>
          </table:table-cell>
          <table:table-cell office:value-type="float" office:value="0.902311" calcext:value-type="float">
            <text:p>0.902311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947926" calcext:value-type="float">
            <text:p>0.947926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904973" calcext:value-type="float">
            <text:p>0.904973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949249" calcext:value-type="float">
            <text:p>0.949249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office:value-type="string" calcext:value-type="string">
            <text:p>Europe Écologie</text:p>
          </table:table-cell>
          <table:table-cell office:value-type="float" office:value="0.914853" calcext:value-type="float">
            <text:p>0.914853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954629" calcext:value-type="float">
            <text:p>0.954629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917367" calcext:value-type="float">
            <text:p>0.917367</text:p>
          </table:table-cell>
          <table:table-cell office:value-type="float" office:value="0.004214" calcext:value-type="float">
            <text:p>0.004214</text:p>
          </table:table-cell>
          <table:table-cell office:value-type="float" office:value="0.955706" calcext:value-type="float">
            <text:p>0.955706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 office:value-type="string" calcext:value-type="string">
            <text:p>Fine Gael Party</text:p>
          </table:table-cell>
          <table:table-cell office:value-type="float" office:value="0.95958" calcext:value-type="float">
            <text:p>0.95958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979236" calcext:value-type="float">
            <text:p>0.97923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956959" calcext:value-type="float">
            <text:p>0.956959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977918" calcext:value-type="float">
            <text:p>0.9779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orza Italia</text:p>
          </table:table-cell>
          <table:table-cell office:value-type="float" office:value="0.93432" calcext:value-type="float">
            <text:p>0.9343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6576" calcext:value-type="float">
            <text:p>0.96576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934763" calcext:value-type="float">
            <text:p>0.934763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966007" calcext:value-type="float">
            <text:p>0.966007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string" calcext:value-type="string">
            <text:p>Freie Demokratische Partei</text:p>
          </table:table-cell>
          <table:table-cell office:value-type="float" office:value="0.943681" calcext:value-type="float">
            <text:p>0.943681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968795" calcext:value-type="float">
            <text:p>0.968795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Front de Gauche</text:p>
          </table:table-cell>
          <table:table-cell office:value-type="float" office:value="0.767821" calcext:value-type="float">
            <text:p>0.767821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867385" calcext:value-type="float">
            <text:p>0.867385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.763132" calcext:value-type="float">
            <text:p>0.763132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.863698" calcext:value-type="float">
            <text:p>0.863698</text:p>
          </table:table-cell>
          <table:table-cell office:value-type="float" office:value="0.002271" calcext:value-type="float">
            <text:p>0.002271</text:p>
          </table:table-cell>
        </table:table-row>
        <table:table-row table:style-name="ro1">
          <table:table-cell office:value-type="string" calcext:value-type="string">
            <text:p>Front national</text:p>
          </table:table-cell>
          <table:table-cell office:value-type="float" office:value="0.703309" calcext:value-type="float">
            <text:p>0.703309</text:p>
          </table:table-cell>
          <table:table-cell office:value-type="float" office:value="0.059715" calcext:value-type="float">
            <text:p>0.059715</text:p>
          </table:table-cell>
          <table:table-cell office:value-type="float" office:value="0.800239" calcext:value-type="float">
            <text:p>0.800239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666949" calcext:value-type="float">
            <text:p>0.666949</text:p>
          </table:table-cell>
          <table:table-cell office:value-type="float" office:value="0.043755" calcext:value-type="float">
            <text:p>0.04375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023347" calcext:value-type="float">
            <text:p>0.023347</text:p>
          </table:table-cell>
        </table:table-row>
        <table:table-row table:style-name="ro1">
          <table:table-cell office:value-type="string" calcext:value-type="string">
            <text:p>Green Party</text:p>
          </table:table-cell>
          <table:table-cell office:value-type="float" office:value="0.96347" calcext:value-type="float">
            <text:p>0.9634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981367" calcext:value-type="float">
            <text:p>0.9813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961536" calcext:value-type="float">
            <text:p>0.96153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980285" calcext:value-type="float">
            <text:p>0.980285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0.874679" calcext:value-type="float">
            <text:p>0.874679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932155" calcext:value-type="float">
            <text:p>0.932155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0.885741" calcext:value-type="float">
            <text:p>0.885741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938129" calcext:value-type="float">
            <text:p>0.938129</text:p>
          </table:table-cell>
          <table:table-cell office:value-type="float" office:value="0.001378" calcext:value-type="float">
            <text:p>0.001378</text:p>
          </table:table-cell>
        </table:table-row>
        <table:table-row table:style-name="ro1">
          <table:table-cell office:value-type="string" calcext:value-type="string">
            <text:p>Izquierda Unida</text:p>
          </table:table-cell>
          <table:table-cell office:value-type="float" office:value="0.892816" calcext:value-type="float">
            <text:p>0.892816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942244" calcext:value-type="float">
            <text:p>0.942244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904218" calcext:value-type="float">
            <text:p>0.904218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948433" calcext:value-type="float">
            <text:p>0.948433</text:p>
          </table:table-cell>
          <table:table-cell office:value-type="float" office:value="0.001333" calcext:value-type="float">
            <text:p>0.001333</text:p>
          </table:table-cell>
        </table:table-row>
        <table:table-row table:style-name="ro1">
          <table:table-cell office:value-type="string" calcext:value-type="string">
            <text:p>Kansallinen Kokoomus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985907" calcext:value-type="float">
            <text:p>0.98590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3072" calcext:value-type="float">
            <text:p>0.99307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6522" calcext:value-type="float">
            <text:p>0.99652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Labour Party</text:p>
          </table:table-cell>
          <table:table-cell office:value-type="float" office:value="0.951343" calcext:value-type="float">
            <text:p>0.951343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974988" calcext:value-type="float">
            <text:p>0.97498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67087" calcext:value-type="float">
            <text:p>0.96708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983089" calcext:value-type="float">
            <text:p>0.983089</text:p>
          </table:table-cell>
          <table:table-cell office:value-type="float" office:value="0.000185" calcext:value-type="float">
            <text:p>0.000185</text:p>
          </table:table-cell>
        </table:table-row>
        <table:table-row table:style-name="ro1">
          <table:table-cell office:value-type="string" calcext:value-type="string">
            <text:p>Lega Nord</text:p>
          </table:table-cell>
          <table:table-cell office:value-type="float" office:value="0.923251" calcext:value-type="float">
            <text:p>0.923251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921099" calcext:value-type="float">
            <text:p>0.92109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000113" calcext:value-type="float">
            <text:p>0.000113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float" office:value="0.954689" calcext:value-type="float">
            <text:p>0.95468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976673" calcext:value-type="float">
            <text:p>0.97667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953847" calcext:value-type="float">
            <text:p>0.953847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976243" calcext:value-type="float">
            <text:p>0.976243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string" calcext:value-type="string">
            <text:p>Moderaterna</text:p>
          </table:table-cell>
          <table:table-cell office:value-type="float" office:value="0.962803" calcext:value-type="float">
            <text:p>0.96280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80998" calcext:value-type="float">
            <text:p>0.98099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974702" calcext:value-type="float">
            <text:p>0.9747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87161" calcext:value-type="float">
            <text:p>0.987161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Mouvement Démocrate</text:p>
          </table:table-cell>
          <table:table-cell office:value-type="float" office:value="0.973384" calcext:value-type="float">
            <text:p>0.97338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986474" calcext:value-type="float">
            <text:p>0.98647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973548" calcext:value-type="float">
            <text:p>0.97354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986558" calcext:value-type="float">
            <text:p>0.986558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string" calcext:value-type="string">
            <text:p>Movimento 5 Stelle</text:p>
          </table:table-cell>
          <table:table-cell office:value-type="float" office:value="0.774193" calcext:value-type="float">
            <text:p>0.774193</text:p>
          </table:table-cell>
          <table:table-cell office:value-type="float" office:value="0.025788" calcext:value-type="float">
            <text:p>0.025788</text:p>
          </table:table-cell>
          <table:table-cell office:value-type="float" office:value="0.862912" calcext:value-type="float">
            <text:p>0.862912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776735" calcext:value-type="float">
            <text:p>0.776735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863821" calcext:value-type="float">
            <text:p>0.863821</text:p>
          </table:table-cell>
          <table:table-cell office:value-type="float" office:value="0.012717" calcext:value-type="float">
            <text:p>0.012717</text:p>
          </table:table-cell>
        </table:table-row>
        <table:table-row table:style-name="ro1">
          <table:table-cell office:value-type="string" calcext:value-type="string">
            <text:p>Nea Demokratia</text:p>
          </table:table-cell>
          <table:table-cell office:value-type="float" office:value="0.962207" calcext:value-type="float">
            <text:p>0.96220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980684" calcext:value-type="float">
            <text:p>0.98068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967182" calcext:value-type="float">
            <text:p>0.9671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983288" calcext:value-type="float">
            <text:p>0.98328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PODEMOS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986159" calcext:value-type="float">
            <text:p>0.98615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984162" calcext:value-type="float">
            <text:p>0.98416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Parti socialiste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982642" calcext:value-type="float">
            <text:p>0.98264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67115" calcext:value-type="float">
            <text:p>0.96711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983174" calcext:value-type="float">
            <text:p>0.983174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string" calcext:value-type="string">
            <text:p>Partido Popular</text:p>
          </table:table-cell>
          <table:table-cell office:value-type="float" office:value="0.953628" calcext:value-type="float">
            <text:p>0.953628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976131" calcext:value-type="float">
            <text:p>0.97613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947046" calcext:value-type="float">
            <text:p>0.947046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972599" calcext:value-type="float">
            <text:p>0.972599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Partido Socialista Obrero Espanol</text:p>
          </table:table-cell>
          <table:table-cell office:value-type="float" office:value="0.959187" calcext:value-type="float">
            <text:p>0.95918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979099" calcext:value-type="float">
            <text:p>0.979099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957026" calcext:value-type="float">
            <text:p>0.957026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000122" calcext:value-type="float">
            <text:p>0.000122</text:p>
          </table:table-cell>
        </table:table-row>
        <table:table-row table:style-name="ro1">
          <table:table-cell office:value-type="string" calcext:value-type="string">
            <text:p>Partidul Naţional Liberal</text:p>
          </table:table-cell>
          <table:table-cell office:value-type="float" office:value="0.953656" calcext:value-type="float">
            <text:p>0.953656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975959" calcext:value-type="float">
            <text:p>0.975959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951854" calcext:value-type="float">
            <text:p>0.951854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975019" calcext:value-type="float">
            <text:p>0.975019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string" calcext:value-type="string">
            <text:p>Partij van de Arbeid</text:p>
          </table:table-cell>
          <table:table-cell office:value-type="float" office:value="0.979491" calcext:value-type="float">
            <text:p>0.97949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989625" calcext:value-type="float">
            <text:p>0.98962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986456" calcext:value-type="float">
            <text:p>0.98645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318" calcext:value-type="float">
            <text:p>0.99318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Partija 'VIENOTIBA'</text:p>
          </table:table-cell>
          <table:table-cell office:value-type="float" office:value="0.965325" calcext:value-type="float">
            <text:p>0.96532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82331" calcext:value-type="float">
            <text:p>0.98233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97227" calcext:value-type="float">
            <text:p>0.9722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985934" calcext:value-type="float">
            <text:p>0.985934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Partit Nazzjonalista</text:p>
          </table:table-cell>
          <table:table-cell office:value-type="float" office:value="0.914557" calcext:value-type="float">
            <text:p>0.914557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954999" calcext:value-type="float">
            <text:p>0.954999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912832" calcext:value-type="float">
            <text:p>0.912832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953907" calcext:value-type="float">
            <text:p>0.953907</text:p>
          </table:table-cell>
          <table:table-cell office:value-type="float" office:value="0.000539" calcext:value-type="float">
            <text:p>0.000539</text:p>
          </table:table-cell>
        </table:table-row>
        <table:table-row table:style-name="ro1">
          <table:table-cell office:value-type="string" calcext:value-type="string">
            <text:p>Partito Democratico</text:p>
          </table:table-cell>
          <table:table-cell office:value-type="float" office:value="0.960458" calcext:value-type="float">
            <text:p>0.960458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979715" calcext:value-type="float">
            <text:p>0.97971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5668" calcext:value-type="float">
            <text:p>0.9566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977745" calcext:value-type="float">
            <text:p>0.977745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string" calcext:value-type="string">
            <text:p>Platforma Obywatelska</text:p>
          </table:table-cell>
          <table:table-cell office:value-type="float" office:value="0.947234" calcext:value-type="float">
            <text:p>0.947234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0.972639" calcext:value-type="float">
            <text:p>0.972639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944588" calcext:value-type="float">
            <text:p>0.944588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971152" calcext:value-type="float">
            <text:p>0.971152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string" calcext:value-type="string">
            <text:p>Prawo i Sprawiedliwość</text:p>
          </table:table-cell>
          <table:table-cell office:value-type="float" office:value="0.813181" calcext:value-type="float">
            <text:p>0.813181</text:p>
          </table:table-cell>
          <table:table-cell office:value-type="float" office:value="0.016791" calcext:value-type="float">
            <text:p>0.016791</text:p>
          </table:table-cell>
          <table:table-cell office:value-type="float" office:value="0.89137" calcext:value-type="float">
            <text:p>0.89137</text:p>
          </table:table-cell>
          <table:table-cell office:value-type="float" office:value="0.006135" calcext:value-type="float">
            <text:p>0.006135</text:p>
          </table:table-cell>
          <table:table-cell office:value-type="float" office:value="0.81631" calcext:value-type="float">
            <text:p>0.81631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0.893279" calcext:value-type="float">
            <text:p>0.893279</text:p>
          </table:table-cell>
          <table:table-cell office:value-type="float" office:value="0.006138" calcext:value-type="float">
            <text:p>0.006138</text:p>
          </table:table-cell>
        </table:table-row>
        <table:table-row table:style-name="ro1">
          <table:table-cell office:value-type="string" calcext:value-type="string">
            <text:p>Sinn Féin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951581" calcext:value-type="float">
            <text:p>0.951581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91399" calcext:value-type="float">
            <text:p>0.91399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954253" calcext:value-type="float">
            <text:p>0.954253</text:p>
          </table:table-cell>
          <table:table-cell office:value-type="float" office:value="0.000831" calcext:value-type="float">
            <text:p>0.000831</text:p>
          </table:table-cell>
        </table:table-row>
        <table:table-row table:style-name="ro1">
          <table:table-cell office:value-type="string" calcext:value-type="string">
            <text:p>Slovenska demokratska stranka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994987" calcext:value-type="float">
            <text:p>0.994987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994987" calcext:value-type="float">
            <text:p>0.9949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Socialdemokratiet</text:p>
          </table:table-cell>
          <table:table-cell office:value-type="float" office:value="0.915099" calcext:value-type="float">
            <text:p>0.91509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955513" calcext:value-type="float">
            <text:p>0.95551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15141" calcext:value-type="float">
            <text:p>0.91514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95552" calcext:value-type="float">
            <text:p>0.95552</text:p>
          </table:table-cell>
          <table:table-cell office:value-type="float" office:value="0.000178" calcext:value-type="float">
            <text:p>0.000178</text:p>
          </table:table-cell>
        </table:table-row>
        <table:table-row table:style-name="ro1">
          <table:table-cell office:value-type="string" calcext:value-type="string">
            <text:p>Sozialdemokratische Partei Deutschlands</text:p>
          </table:table-cell>
          <table:table-cell office:value-type="float" office:value="0.95061" calcext:value-type="float">
            <text:p>0.95061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974533" calcext:value-type="float">
            <text:p>0.97453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958476" calcext:value-type="float">
            <text:p>0.958476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978638" calcext:value-type="float">
            <text:p>0.978638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Sozialdemokratische Partei Österreichs</text:p>
          </table:table-cell>
          <table:table-cell office:value-type="float" office:value="0.980532" calcext:value-type="float">
            <text:p>0.98053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990153" calcext:value-type="float">
            <text:p>0.9901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981183" calcext:value-type="float">
            <text:p>0.981183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990479" calcext:value-type="float">
            <text:p>0.99047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United Kingdom Independence Party</text:p>
          </table:table-cell>
          <table:table-cell office:value-type="float" office:value="0.328196" calcext:value-type="float">
            <text:p>0.328196</text:p>
          </table:table-cell>
          <table:table-cell office:value-type="float" office:value="0.089175" calcext:value-type="float">
            <text:p>0.089175</text:p>
          </table:table-cell>
          <table:table-cell office:value-type="float" office:value="0.425054" calcext:value-type="float">
            <text:p>0.425054</text:p>
          </table:table-cell>
          <table:table-cell office:value-type="float" office:value="0.097628" calcext:value-type="float">
            <text:p>0.097628</text:p>
          </table:table-cell>
          <table:table-cell office:value-type="float" office:value="0.471314" calcext:value-type="float">
            <text:p>0.471314</text:p>
          </table:table-cell>
          <table:table-cell office:value-type="float" office:value="0.102605" calcext:value-type="float">
            <text:p>0.102605</text:p>
          </table:table-cell>
          <table:table-cell office:value-type="float" office:value="0.574423" calcext:value-type="float">
            <text:p>0.574423</text:p>
          </table:table-cell>
          <table:table-cell office:value-type="float" office:value="0.095373" calcext:value-type="float">
            <text:p>0.095373</text:p>
          </table:table-cell>
        </table:table-row>
        <table:table-row table:style-name="ro1">
          <table:table-cell office:value-type="string" calcext:value-type="string">
            <text:p>Österreichische Volkspartei</text:p>
          </table:table-cell>
          <table:table-cell office:value-type="float" office:value="0.97223" calcext:value-type="float">
            <text:p>0.97223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985863" calcext:value-type="float">
            <text:p>0.98586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961348" calcext:value-type="float">
            <text:p>0.96134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980219" calcext:value-type="float">
            <text:p>0.980219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Česká strana sociálně demokratická</text:p>
          </table:table-cell>
          <table:table-cell office:value-type="float" office:value="0.987966" calcext:value-type="float">
            <text:p>0.98796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3944" calcext:value-type="float">
            <text:p>0.9939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8639" calcext:value-type="float">
            <text:p>0.97863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989178" calcext:value-type="float">
            <text:p>0.989178</text:p>
          </table:table-cell>
          <table:table-cell office:value-type="float" office:value="0.000026" calcext:value-type="float">
            <text:p>2.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2:23:56.712519639</meta:creation-date>
    <dc:date>2019-02-03T02:40:05.451596382</dc:date>
    <meta:editing-duration>PT5M58S</meta:editing-duration>
    <meta:editing-cycles>2</meta:editing-cycles>
    <meta:generator>LibreOffice/6.1.4.2$Linux_X86_64 LibreOffice_project/10$Build-2</meta:generator>
    <meta:document-statistic meta:table-count="1" meta:cell-count="432" meta:object-count="0"/>
  </office:meta>
</office:document-meta>
</file>